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font-size="16pt" style:font-size-asian="16pt" style:font-size-complex="16pt"/>
    </style:style>
    <style:style style:name="P2" style:parent-style-name="Normal" style:family="paragraph">
      <style:paragraph-properties fo:text-align="justify"/>
    </style:style>
    <style:style style:name="T3" style:parent-style-name="Fuentedepárrafopredeter." style:family="text">
      <style:text-properties fo:font-weight="bold" style:font-weight-asian="bold" style:font-weight-complex="bold"/>
    </style:style>
    <style:style style:name="P4" style:parent-style-name="Normal" style:family="paragraph">
      <style:paragraph-properties fo:text-align="justify"/>
    </style:style>
    <style:style style:name="T5" style:parent-style-name="Fuentedepárrafopredeter." style:family="text">
      <style:text-properties fo:font-weight="bold" style:font-weight-asian="bold" style:font-weight-complex="bold"/>
    </style:style>
    <style:style style:name="P6" style:parent-style-name="Normal" style:family="paragraph">
      <style:paragraph-properties fo:text-align="justify"/>
    </style:style>
    <style:style style:name="T7" style:parent-style-name="Fuentedepárrafopredeter." style:family="text">
      <style:text-properties fo:font-weight="bold" style:font-weight-asian="bold" style:font-weight-complex="bold"/>
    </style:style>
    <style:style style:name="P8" style:parent-style-name="Normal" style:family="paragraph">
      <style:paragraph-properties fo:text-align="justify"/>
    </style:style>
    <style:style style:name="T9" style:parent-style-name="Fuentedepárrafopredeter." style:family="text">
      <style:text-properties fo:font-weight="bold" style:font-weight-asian="bold" style:font-weight-complex="bold"/>
    </style:style>
    <style:style style:name="T10" style:parent-style-name="Fuentedepárrafopredeter." style:family="text">
      <style:text-properties fo:font-weight="bold" style:font-weight-asian="bold" style:font-weight-complex="bold"/>
    </style:style>
    <style:style style:name="P11" style:parent-style-name="Normal" style:family="paragraph">
      <style:paragraph-properties fo:text-align="justify"/>
    </style:style>
    <style:style style:name="T12" style:parent-style-name="Fuentedepárrafopredeter." style:family="text">
      <style:text-properties fo:font-weight="bold" style:font-weight-asian="bold" style:font-weight-complex="bold"/>
    </style:style>
    <style:style style:name="T13" style:parent-style-name="Fuentedepárrafopredeter." style:family="text">
      <style:text-properties fo:font-weight="bold" style:font-weight-asian="bold" style:font-weight-complex="bold"/>
    </style:style>
    <style:style style:name="P14" style:parent-style-name="Normal" style:family="paragraph">
      <style:paragraph-properties fo:text-align="justify"/>
    </style:style>
    <style:style style:name="T15" style:parent-style-name="Fuentedepárrafopredeter." style:family="text">
      <style:text-properties fo:font-weight="bold" style:font-weight-asian="bold" style:font-weight-complex="bold"/>
    </style:style>
    <style:style style:name="T16" style:parent-style-name="Fuentedepárrafopredeter." style:family="text">
      <style:text-properties fo:font-weight="bold" style:font-weight-asian="bold" style:font-weight-complex="bold"/>
    </style:style>
    <style:style style:name="P17" style:parent-style-name="Normal" style:family="paragraph">
      <style:text-properties fo:font-weight="bold" style:font-weight-asian="bold" style:font-weight-complex="bold" fo:font-size="12pt" style:font-size-asian="12pt" style:font-size-complex="12pt"/>
    </style:style>
  </office:automatic-styles>
  <office:body>
    <office:text text:use-soft-page-breaks="true">
      <text:p text:style-name="P1">Reglas REST</text:p>
      <text:p text:style-name="P2"><text:span text:style-name="T3">POST /mediciones</text:span><text:s/>-&gt; se envía a través del cuerpo de la petición un array JSON ( <text:s/>[{macSensor: texto,<text:s/>tipoMedicion: texto,<text:s/>medida: real,<text:s/>temperatura: entero, humedad: entero,<text:s/>fecha: entero, latitud: real,<text:s/>longitud: real } ]) y se registra en la tabla Mediciones.<text:s/></text:p>
      <text:p text:style-name="P4"><text:span text:style-name="T5">GET /ultimasMediciones/:cuantas</text:span><text:s/>-&gt; se envía a través de la URL un texto con el número de mediciones que se quieren obtener y devuelve un array JSON<text:s/><text:s/>[{macSensor: texto, tipoMedicion: texto, medida: real, temperatura: entero, humedad: entero, fecha: entero, latitud: real, longitud: real } ])<text:s/>desde la tabla Mediciones<text:s/>con las<text:s/>‘n’<text:s/>últimas mediciones registradas.</text:p>
      <text:p text:style-name="P6"><text:span text:style-name="T7">GET /todasLasMediciones</text:span><text:s/>-&gt; se envía a través de la URL y devuelve un array JSON<text:s/><text:s/>[{macSensor: texto, tipoMedicion: texto, medida: real, temperatura: entero, humedad: entero, fecha: entero, latitud: real, longitud: real } ])<text:s/>desde la tabla Mediciones<text:s/>con todas las mediciones registradas.</text:p>
      <text:p text:style-name="P8"><text:span text:style-name="T9">POST /sensor</text:span><text:span text:style-name="T10"><text:s/>-&gt;<text:s/></text:span>se envía a través del cuerpo de la petición un JSON { macSensor: texto, nombreSensor: texto, uuid: texto, tipoMedicion: texto, fechaRegistro: entero, fechaUltimaMedicion: entero} y primero se comprueba<text:s/>si ya existe un sensor registrado con la misma<text:s/>MAC, y si no es así, se registra en la tabla Sensores.</text:p>
      <text:p text:style-name="P11"><text:span text:style-name="T12">GET /todosLosSensores</text:span><text:span text:style-name="T13"><text:s/>-&gt;</text:span><text:s/>devuelve un array JSON [{ macSensor: texto, nombreSensor: texto, uuid: texto, tipoMedicion: texto, fechaRegistro: Date, fechaUltimaMedicion: Date}] con los datos de los sensores almacenados en la tabla Sensores.</text:p>
      <text:p text:style-name="P14"><text:span text:style-name="T15">GET /sensor?mac=<text:s/></text:span><text:span text:style-name="T16">-&gt;<text:s/></text:span>se envía a través de la URL una query mac con la MAC del dispositivo requerido y devuelve un JSON { macSensor: texto, nombreSensor: texto, uuid: texto, tipoMedicion: texto, fechaRegistro: Date, fechaUltimaMedicion: Date} con los datos de ese sensor.</text:p>
      <text:p text:style-name="Normal"/>
      <text:p text:style-name="P1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itor Benitez Estruch</meta:initial-creator>
    <dc:creator>Aitor Benitez Estruch</dc:creator>
    <meta:creation-date>2021-10-10T18:13:00Z</meta:creation-date>
    <dc:date>2021-11-04T07:51:00Z</dc:date>
    <meta:print-date>2021-10-10T18:21:00Z</meta:print-date>
    <meta:template xlink:href="Normal.dotm" xlink:type="simple"/>
    <meta:editing-cycles>3</meta:editing-cycles>
    <meta:editing-duration>PT5640S</meta:editing-duration>
    <meta:document-statistic meta:page-count="1" meta:paragraph-count="3" meta:word-count="269" meta:character-count="1751" meta:row-count="12" meta:non-whitespace-character-count="1485"/>
  </office:meta>
</office:document-meta>
</file>